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bf9e" officeooo:paragraph-rsid="0016bf9e"/>
    </style:style>
    <style:style style:name="P2" style:family="paragraph" style:parent-style-name="Standard">
      <style:text-properties officeooo:rsid="0016bf9e" officeooo:paragraph-rsid="001bc9f9"/>
    </style:style>
    <style:style style:name="P3" style:family="paragraph" style:parent-style-name="Standard">
      <style:text-properties officeooo:rsid="001bc9f9" officeooo:paragraph-rsid="001bc9f9"/>
    </style:style>
    <style:style style:name="T1" style:family="text">
      <style:text-properties officeooo:rsid="00189f8b"/>
    </style:style>
    <style:style style:name="T2" style:family="text">
      <style:text-properties officeooo:rsid="001bc9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anic Survivor Predictions using Kaggle</text:p>
      <text:p text:style-name="P1"/>
      <text:p text:style-name="P1">### CMPS142 Project: Raymond Colebaugh, Peter Czupil, and Jeffery Petersen</text:p>
      <text:p text:style-name="P1"/>
      <text:p text:style-name="P1">## Abstract</text:p>
      <text:p text:style-name="P1">The sinking of the RMS Titanic was a terrible tragedy, out of 2224 passengers, only 1502 survived. It was known as the largest ship afloat at the time it had entered service and was considered unsinkable. Perhaps this is one reason why the ship didn't have enough lifeboats in case of such an emergency. For many different reasons, certain people had a higher chance of survival in this incident than others. Using a few different learning methods, it is possible to characterize the survivors of this tragic event given a set of data which reveals details about the passengers. </text:p>
      <text:p text:style-name="P1"/>
      <text:p text:style-name="P1">## Introduction</text:p>
      <text:p text:style-name="P1">Given the training dataset in CSV format from the Kaggle website, we can load</text:p>
      <text:p text:style-name="P1">it into a Pandas DataFrame (similar to the data structure of the same name in R).</text:p>
      <text:p text:style-name="P1">We can then clean up the data, providing estimates for any missing data. This</text:p>
      <text:p text:style-name="P1">will put us in position to build a decision tree for making predictions.</text:p>
      <text:p text:style-name="P1"/>
      <text:p text:style-name="P1">## Related Work</text:p>
      <text:p text:style-name="P1">Since the project idea was taken from Kaggle (a popular website), there is a large amount of work related to this project.</text:p>
      <text:p text:style-name="P1"><text:a xlink:type="simple" xlink:href="http://www.ise.bgu.ac.il/faculty/liorr/hbchap9.pdf">http://www.ise.bgu.ac.il/faculty/liorr/hbchap9.pdf</text:a></text:p>
      <text:p text:style-name="P1"><text:a xlink:type="simple" xlink:href="https://www.kaggle.com/users/353649/semmytaju/titanic/test-o1">https://www.kaggle.com/users/353649/semmytaju/titanic/test-o1</text:a></text:p>
      <text:p text:style-name="P1"><text:a xlink:type="simple" xlink:href="http://en.wikipedia.org/wiki/Hyperparameter_optimization">http://en.wikipedia.org/wiki/Hyperparameter_optimization</text:a></text:p>
      <text:p text:style-name="P2"><text:a xlink:type="simple" xlink:href="https://www.khttps://www.kaggle.com/antbigdatagoldbloom/titanic/lucky-namesaggle.com/c/titanic">https://www.k</text:a><text:a xlink:type="simple" xlink:href="https://www.khttps://www.kaggle.com/antbigdatagoldbloom/titanic/lucky-namesaggle.com/c/titanic"><text:span text:style-name="T2">https://www.kaggle.com/antbigdatagoldbloom/titanic/lucky-names</text:span></text:a><text:a xlink:type="simple" xlink:href="https://www.khttps://www.kaggle.com/antbigdatagoldbloom/titanic/lucky-namesaggle.com/c/titanic">aggle.com/c/titanic</text:a></text:p>
      <text:p text:style-name="P3"><text:a xlink:type="simple" xlink:href="http://en.wikipedia.org/wiki/Support_vector_machine">http://en.wikipedia.org/wiki/Support_vector_machine</text:a></text:p>
      <text:p text:style-name="P3"><text:a xlink:type="simple" xlink:href="http://en.wikipedia.org/wiki/Cross-validation_%28statistics%29">http://en.wikipedia.org/wiki/Cross-validation_%28statistics%29</text:a></text:p>
      <text:p text:style-name="P3"><text:a xlink:type="simple" xlink:href="http://www.cs.columbia.edu/~kathy/cs4701/documents/jason_svm_tutorial.pdf">http://www.cs.columbia.edu/~kathy/cs4701/documents/jason_svm_tutorial.pdf</text:a></text:p>
      <text:p text:style-name="P1"/>
      <text:p text:style-name="P1">## Methodology</text:p>
      <text:p text:style-name="P1">We are using the train.csv and test.csv data sets from the Kaggle website. These data sets include details about the passesngers, such as: name, sex, age etc.. This data set is free and available for download from https://www.kaggle.com/c/titanic/download/train.csv and https://www.kaggle.com/c/titanic/download/test.csv.</text:p>
      <text:p text:style-name="P1"/>
      <text:p text:style-name="P1">As stated in the introductions, the data set given is missing entries for a few values. This requires a small amout of preprocessing to give these missing entries values which make sense. Once we are done with this initial preprocessing, we will be learning using a few different algorithms to see which gives us the best accuracy. A few algorithms which seem like a natural fit include nearest neighbor, support vector machines and decision trees. We will be using Python3 as the main language to build all of the models. Within Python, we will be using Matplotlib, Numpy, Pandas and Scikit-learn. </text:p>
      <text:p text:style-name="P1"/>
      <text:p text:style-name="P1">The algorithms that we will be using require the tuning of parameters, that is, finding which parameter values yield the highest accuracies. For the decision tree, we will be looking at things like impurity measurement. There are a few ways of measuring the impurity when using decision trees (information gain, Gini index etc). Finding the best impurity measurement is very important because it will determine how our algorithm traverses the decision tree. Other parameters include maximum depth of the decision tree which can be important considering the size of the data set. The support vectors machines would require piking a good kernel and tuning the parameters of that kernel. For instance, if <text:soft-page-break/>we were to use the RBF kernel, we would need to optimize the regularization constant C and the parameter gamma (we did this as an exercise in homework assignment 3). As for nearest neighbors, we would only need to really tune k, the size of the "net" we will be using to determine whether a passenger survived or not. Using different distance metrics may be something to consider as well.</text:p>
      <text:p text:style-name="P1"/>
      <text:p text:style-name="P2">We plan on gathering a bit of meta information about all the features, such as average, minimum, and maximum, if applicable. This will allow us to better tune the parameters for our algorithms. We will then start experimenting with the training set by running them through our algorithms with their tuned parameters. We will try different ways of training and testing, using both the full sets and cross-validation as well. <text:span text:style-name="T2">We will be mostly looking at age, sex and economic class of the person since these seem like the biggest contributors to survival.</text:span> </text:p>
      <text:p text:style-name="P2"/>
      <text:p text:style-name="P2">Although the data set isn't very big, the time it will take to run these experiments may grow to be very large, especially for the svm's. However we are using tools which are known to be relatively efficient in this area.</text:p>
      <text:p text:style-name="P1"/>
      <text:p text:style-name="P1">## Progress/Problems</text:p>
      <text:p text:style-name="P1"/>
      <text:p text:style-name="P1">So far we have started looking at histograms of the features of the training/test sets and created skeleton code for our analysis environment. <text:span text:style-name="T1">We have found that the average age of a survivor (regardless of gender) is around 28.34 years and the average age of a a passenger who did not survive (we denote them as perishers) is 30.63. This perhaps makes sense considering social norms dictate that children should be the first to be evacuated in times of duress. In the immediate future it will be interesting to learn more from the data. A foreseeable problem in the future may occur in the time it takes to run the svm algorithm on the training set. It took a good portion of time to run svm during homework assignment 3 and we have a feeling it will perform the same way during our experiments.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1:52:14.309552886</meta:creation-date>
    <dc:date>2015-05-26T02:12:13.234976648</dc:date>
    <meta:editing-duration>PT5M15S</meta:editing-duration>
    <meta:editing-cycles>3</meta:editing-cycles>
    <meta:generator>LibreOffice/4.2.8.2$Linux_X86_64 LibreOffice_project/420m0$Build-2</meta:generator>
    <meta:document-statistic meta:table-count="0" meta:image-count="0" meta:object-count="0" meta:page-count="2" meta:paragraph-count="26" meta:word-count="813" meta:character-count="5232" meta:non-whitespace-character-count="4439"/>
  </office:meta>
</office:document-meta>
</file>